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normal" fo:font-family="'Century Gothic'" style:font-family-asian="'Century Gothic'" style:font-family-complex="'Century Gothic'"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entury Gothic'" style:font-family-asian="'Century Gothic'" style:font-family-complex="'Century Gothic'" fo:background-color="transparent" fo:color="#548dd4"/>
    </style:style>
    <style:style style:name="T5" style:family="text">
      <style:text-properties fo:font-size="11.00pt" fo:font-weight="normal" fo:font-family="'Century Gothic'" style:font-family-asian="'Century Gothic'" style:font-family-complex="'Century Gothic'" fo:background-color="transparent" style:use-window-font-color="true"/>
    </style:style>
    <style:style style:name="T6" style:family="text">
      <style:text-properties fo:font-size="11.00pt" fo:font-weight="normal" fo:font-family="'Century Gothic'" style:font-family-asian="'Century Gothic'" style:font-family-complex="'Century Gothic'" fo:background-color="transparent" fo:color="#548dd4"/>
    </style:style>
    <style:style style:name="T7" style:family="text">
      <style:text-properties fo:font-size="11.00pt" fo:font-weight="normal" fo:font-family="'Century Gothic'" style:font-family-asian="'Century Gothic'" style:font-family-complex="'Century Gothic'" fo:background-color="transparent" style:use-window-font-color="true"/>
    </style:style>
    <style:style style:name="T8" style:family="text">
      <style:text-properties fo:font-size="11.00pt" fo:font-weight="normal" fo:font-family="'Century Gothic'" style:font-family-asian="'Century Gothic'" style:font-family-complex="'Century Gothic'" fo:background-color="transparent" fo:color="#548dd4"/>
    </style:style>
    <style:style style:name="T9" style:family="text">
      <style:text-properties fo:font-size="11.00pt" fo:font-weight="normal" fo:font-family="'Century Gothic'" style:font-family-asian="'Century Gothic'" style:font-family-complex="'Century Gothic'" fo:background-color="transparent" style:use-window-font-color="true"/>
    </style:style>
    <style:style style:name="T10" style:family="text">
      <style:text-properties fo:font-size="11.00pt" fo:font-weight="normal" fo:font-family="'Century Gothic'" style:font-family-asian="'Century Gothic'" style:font-family-complex="'Century Gothic'" fo:background-color="transparent" fo:color="#548dd4"/>
    </style:style>
    <style:style style:name="T11" style:family="text">
      <style:text-properties fo:font-size="11.00pt" fo:font-weight="normal" fo:font-family="'Century Gothic'" style:font-family-asian="'Century Gothic'" style:font-family-complex="'Century Gothic'" fo:background-color="transparent" style:use-window-font-color="true"/>
    </style:style>
    <style:style style:name="T12" style:family="text">
      <style:text-properties fo:font-size="11.00pt" fo:font-weight="normal" fo:font-family="'Century Gothic'" style:font-family-asian="'Century Gothic'" style:font-family-complex="'Century Gothic'" fo:background-color="transparent" fo:color="#548dd4"/>
    </style:style>
    <style:style style:name="T13" style:family="text">
      <style:text-properties fo:font-size="11.00pt" fo:font-weight="normal" fo:font-family="'Century Gothic'" style:font-family-asian="'Century Gothic'" style:font-family-complex="'Century Gothic'" fo:background-color="transparent" style:use-window-font-color="true"/>
    </style:style>
    <style:style style:name="T14" style:family="text">
      <style:text-properties fo:font-size="11.00pt" fo:font-weight="normal" fo:font-family="'Century Gothic'" style:font-family-asian="'Century Gothic'" style:font-family-complex="'Century Gothic'" fo:background-color="transparent" fo:color="#548dd4"/>
    </style:style>
    <style:style style:name="T15" style:family="text">
      <style:text-properties fo:font-size="11.00pt" fo:font-weight="normal" fo:font-family="'Century Gothic'" style:font-family-asian="'Century Gothic'" style:font-family-complex="'Century Gothic'"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6.00pt" fo:font-weight="normal" fo:font-family="'Century Gothic'" style:font-family-asian="'Century Gothic'" style:font-family-complex="'Century Gothic'" fo:background-color="transparent" fo:color="#548dd4"/>
    </style:style>
    <style:style style:name="T18" style:family="text">
      <style:text-properties fo:font-size="11.00pt" fo:font-weight="normal" fo:font-family="'Century Gothic'" style:font-family-asian="'Century Gothic'" style:font-family-complex="'Century Gothic'" fo:background-color="transparent" fo:color="#548dd4"/>
    </style:style>
    <style:style style:name="T19" style:family="text">
      <style:text-properties fo:font-size="11.00pt" fo:font-weight="normal" fo:font-family="'Century Gothic'" style:font-family-asian="'Century Gothic'" style:font-family-complex="'Century Gothic'" fo:background-color="transparent" fo:color="#0d0d0d"/>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6.00pt" fo:font-weight="normal" fo:font-family="'Century Gothic'" style:font-family-asian="'Century Gothic'" style:font-family-complex="'Century Gothic'" fo:background-color="transparent" fo:color="#548dd4"/>
    </style:style>
    <style:style style:name="T22"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23"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24" style:family="text">
      <style:text-properties fo:font-size="11.00pt" fo:font-weight="normal" fo:font-family="'Century Gothic'" style:font-family-asian="'Century Gothic'" style:font-family-complex="'Century Gothic'" fo:background-color="transparent" style:use-window-font-color="true"/>
    </style:style>
    <style:style style:name="T25"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26"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29"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30" style:family="text">
      <style:text-properties fo:font-size="11.00pt" fo:font-weight="normal" fo:font-family="'Century Gothic'" style:font-family-asian="'Century Gothic'" style:font-family-complex="'Century Gothic'" fo:background-color="transparent" style:use-window-font-color="true"/>
    </style:style>
    <style:style style:name="T31"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32"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35"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36" style:family="text">
      <style:text-properties fo:font-size="11.00pt" fo:font-weight="normal" fo:font-family="'Century Gothic'" style:font-family-asian="'Century Gothic'" style:font-family-complex="'Century Gothic'" fo:background-color="transparent" style:use-window-font-color="true"/>
    </style:style>
    <style:style style:name="T37"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38"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41"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42" style:family="text">
      <style:text-properties fo:font-size="11.00pt" fo:font-weight="normal" fo:font-family="'Century Gothic'" style:font-family-asian="'Century Gothic'" style:font-family-complex="'Century Gothic'" fo:background-color="transparent" style:use-window-font-color="true"/>
    </style:style>
    <style:style style:name="T43"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44"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47"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48" style:family="text">
      <style:text-properties fo:font-size="11.00pt" fo:font-weight="normal" fo:font-family="'Century Gothic'" style:font-family-asian="'Century Gothic'" style:font-family-complex="'Century Gothic'" fo:background-color="transparent" style:use-window-font-color="true"/>
    </style:style>
    <style:style style:name="T49"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50"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53"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54"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55" style:family="text">
      <style:text-properties fo:font-size="11.00pt" fo:font-weight="normal" fo:font-family="'Century Gothic'" style:font-family-asian="'Century Gothic'" style:font-family-complex="'Century Gothic'" fo:background-color="transparent" style:use-window-font-color="true"/>
    </style:style>
    <style:style style:name="T56"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57"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60"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61" style:family="text">
      <style:text-properties fo:font-size="11.00pt" fo:font-weight="normal" fo:font-family="'Century Gothic'" style:font-family-asian="'Century Gothic'" style:font-family-complex="'Century Gothic'" fo:background-color="transparent" style:use-window-font-color="true"/>
    </style:style>
    <style:style style:name="T62"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63"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66"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67" style:family="text">
      <style:text-properties fo:font-size="11.00pt" fo:font-weight="normal" fo:font-family="'Century Gothic'" style:font-family-asian="'Century Gothic'" style:font-family-complex="'Century Gothic'" fo:background-color="transparent" style:use-window-font-color="true"/>
    </style:style>
    <style:style style:name="T68"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69"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72"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73" style:family="text">
      <style:text-properties fo:font-size="11.00pt" fo:font-weight="normal" fo:font-family="'Century Gothic'" style:font-family-asian="'Century Gothic'" style:font-family-complex="'Century Gothic'" fo:background-color="transparent" style:use-window-font-color="true"/>
    </style:style>
    <style:style style:name="T74"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75"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78"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79" style:family="text">
      <style:text-properties fo:font-size="11.00pt" fo:font-weight="normal" fo:font-family="'Century Gothic'" style:font-family-asian="'Century Gothic'" style:font-family-complex="'Century Gothic'" fo:background-color="transparent" style:use-window-font-color="true"/>
    </style:style>
    <style:style style:name="T80"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81"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84"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85" style:family="text">
      <style:text-properties fo:font-size="11.00pt" fo:font-weight="normal" fo:font-family="'Century Gothic'" style:font-family-asian="'Century Gothic'" style:font-family-complex="'Century Gothic'" fo:background-color="transparent" style:use-window-font-color="true"/>
    </style:style>
    <style:style style:name="T86"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87"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90"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91" style:family="text">
      <style:text-properties fo:font-size="11.00pt" fo:font-weight="normal" fo:font-family="'Century Gothic'" style:font-family-asian="'Century Gothic'" style:font-family-complex="'Century Gothic'" fo:background-color="transparent" style:use-window-font-color="true"/>
    </style:style>
    <style:style style:name="T92"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93"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96"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97" style:family="text">
      <style:text-properties fo:font-size="11.00pt" fo:font-weight="normal" fo:font-family="'Century Gothic'" style:font-family-asian="'Century Gothic'" style:font-family-complex="'Century Gothic'" fo:background-color="transparent" style:use-window-font-color="true"/>
    </style:style>
    <style:style style:name="T98"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99"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102"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103" style:family="text">
      <style:text-properties fo:font-size="11.00pt" fo:font-weight="normal" fo:font-family="'Century Gothic'" style:font-family-asian="'Century Gothic'" style:font-family-complex="'Century Gothic'" fo:background-color="transparent" style:use-window-font-color="true"/>
    </style:style>
    <style:style style:name="T104"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105"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108"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109" style:family="text">
      <style:text-properties fo:font-size="11.00pt" fo:font-weight="normal" fo:font-family="'Century Gothic'" style:font-family-asian="'Century Gothic'" style:font-family-complex="'Century Gothic'" fo:background-color="transparent" style:use-window-font-color="true"/>
    </style:style>
    <style:style style:name="T110"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111" style:family="text">
      <style:text-properties fo:font-size="11.00pt" fo:font-weight="normal" style:text-underline-mode="continuous" style:text-underline-type="single" style:text-underline-style="solid" style:text-underline-width="normal" fo:font-family="'Century Gothic'" style:font-family-asian="'Century Gothic'" style:font-family-complex="'Century Gothic'" fo:background-color="transparent" fo:color="#0000ff"/>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4.00pt" fo:font-weight="normal" fo:font-family="'Century Gothic'" style:font-family-asian="'Century Gothic'" style:font-family-complex="'Century Gothic'" fo:background-color="transparent" fo:color="#365f91"/>
    </style:style>
    <style:style style:name="T114" style:family="text">
      <style:text-properties fo:font-size="10.00pt" fo:font-weight="normal" fo:font-family="'Century Gothic'" style:font-family-asian="'Century Gothic'" style:font-family-complex="'Century Gothic'" fo:background-color="transparent" fo:color="#666666"/>
    </style:style>
    <style:style style:name="T115" style:family="text">
      <style:text-properties fo:font-size="13.00pt" fo:font-weight="normal" fo:font-family="'Century Gothic'" style:font-family-asian="'Century Gothic'" style:font-family-complex="'Century Gothic'" fo:background-color="transparent" fo:color="#4f81bd"/>
    </style:style>
    <style:style style:name="T116" style:family="text">
      <style:text-properties fo:font-size="10.00pt" fo:font-weight="normal" fo:font-family="'Century Gothic'" style:font-family-asian="'Century Gothic'" style:font-family-complex="'Century Gothic'" fo:background-color="transparent" fo:color="#000000"/>
    </style:style>
    <style:style style:name="T117" style:family="text">
      <style:text-properties fo:font-size="13.00pt" fo:font-weight="normal" fo:font-family="'Century Gothic'" style:font-family-asian="'Century Gothic'" style:font-family-complex="'Century Gothic'" fo:background-color="transparent" fo:color="#4f81bd"/>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00pt" fo:font-weight="normal" fo:font-family="'Century Gothic'" style:font-family-asian="'Century Gothic'" style:font-family-complex="'Century Gothic'" fo:background-color="transparent" fo:color="#000000"/>
    </style:style>
    <style:style style:name="T120" style:family="text">
      <style:text-properties fo:font-size="10.00pt" fo:font-weight="normal" fo:font-family="'Century Gothic'" style:font-family-asian="'Century Gothic'" style:font-family-complex="'Century Gothic'" fo:background-color="transparent" fo:color="#000000"/>
    </style:style>
    <style:style style:name="T121" style:family="text">
      <style:text-properties fo:font-size="10.00pt" fo:font-weight="normal" fo:font-family="'Century Gothic'" style:font-family-asian="'Century Gothic'" style:font-family-complex="'Century Gothic'" fo:background-color="transparent" fo:color="#000000"/>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4.00pt" fo:font-weight="normal" fo:font-family="'Century Gothic'" style:font-family-asian="'Century Gothic'" style:font-family-complex="'Century Gothic'" fo:background-color="transparent" fo:color="#365f91"/>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3.00pt" fo:font-weight="normal" fo:font-family="'Century Gothic'" style:font-family-asian="'Century Gothic'" style:font-family-complex="'Century Gothic'" fo:background-color="transparent" fo:color="#4f81bd"/>
    </style:style>
    <style:style style:name="T126" style:family="text">
      <style:text-properties fo:font-size="13.00pt" fo:font-weight="normal" fo:font-family="'Century Gothic'" style:font-family-asian="'Century Gothic'" style:font-family-complex="'Century Gothic'" fo:background-color="transparent" fo:color="#000000"/>
    </style:style>
    <style:style style:name="T127" style:family="text">
      <style:text-properties fo:font-size="10.00pt" fo:font-weight="normal" fo:font-family="'Century Gothic'" style:font-family-asian="'Century Gothic'" style:font-family-complex="'Century Gothic'" fo:background-color="transparent" fo:color="#000000"/>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3.00pt" fo:font-weight="normal" fo:font-family="'Century Gothic'" style:font-family-asian="'Century Gothic'" style:font-family-complex="'Century Gothic'" fo:background-color="transparent" fo:color="#4f81bd"/>
    </style:style>
    <style:style style:name="T130" style:family="text">
      <style:text-properties fo:font-size="10.00pt" fo:font-weight="normal" fo:font-family="'Century Gothic'" style:font-family-asian="'Century Gothic'" style:font-family-complex="'Century Gothic'" fo:background-color="transparent" fo:color="#000000"/>
    </style:style>
    <style:style style:name="T131" style:family="text">
      <style:text-properties fo:font-size="10.00pt" fo:font-weight="normal" fo:font-family="'Century Gothic'" style:font-family-asian="'Century Gothic'" style:font-family-complex="'Century Gothic'" fo:background-color="transparent" fo:color="#666666"/>
    </style:style>
    <style:style style:name="T132" style:family="text">
      <style:text-properties fo:font-size="13.00pt" fo:font-weight="normal" fo:font-family="'Century Gothic'" style:font-family-asian="'Century Gothic'" style:font-family-complex="'Century Gothic'" fo:background-color="transparent" fo:color="#4f81bd"/>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0.00pt" fo:font-weight="normal" fo:font-family="'Century Gothic'" style:font-family-asian="'Century Gothic'" style:font-family-complex="'Century Gothic'" fo:background-color="transparent" fo:color="#000000"/>
    </style:style>
    <style:style style:name="T135" style:family="text">
      <style:text-properties fo:font-size="10.00pt" fo:font-weight="normal" fo:font-family="'Century Gothic'" style:font-family-asian="'Century Gothic'" style:font-family-complex="'Century Gothic'" fo:background-color="transparent" fo:color="#666666"/>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4.00pt" fo:font-weight="normal" fo:font-family="'Century Gothic'" style:font-family-asian="'Century Gothic'" style:font-family-complex="'Century Gothic'" fo:background-color="transparent" fo:color="#365f91"/>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3.00pt" fo:font-weight="normal" fo:font-family="'Century Gothic'" style:font-family-asian="'Century Gothic'" style:font-family-complex="'Century Gothic'" fo:background-color="transparent" fo:color="#4f81bd"/>
    </style:style>
    <style:style style:name="T140" style:family="text">
      <style:text-properties fo:font-size="11.00pt" fo:font-weight="normal" fo:font-family="'Century Gothic'" style:font-family-asian="'Century Gothic'" style:font-family-complex="'Century Gothic'" fo:background-color="transparent" fo:color="#000000"/>
    </style:style>
    <style:style style:name="T141" style:family="text">
      <style:text-properties fo:font-size="13.00pt" fo:font-weight="normal" fo:font-family="'Century Gothic'" style:font-family-asian="'Century Gothic'" style:font-family-complex="'Century Gothic'" fo:background-color="transparent" fo:color="#4f81bd"/>
    </style:style>
    <style:style style:name="T142" style:family="text">
      <style:text-properties fo:font-size="11.00pt" fo:font-weight="normal" fo:font-family="'Century Gothic'" style:font-family-asian="'Century Gothic'" style:font-family-complex="'Century Gothic'" fo:background-color="transparent" fo:color="#000000"/>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4.00pt" fo:font-weight="normal" fo:font-family="'Century Gothic'" style:font-family-asian="'Century Gothic'" style:font-family-complex="'Century Gothic'" fo:background-color="transparent" fo:color="#365f91"/>
    </style:style>
    <style:style style:name="T145" style:family="text">
      <style:text-properties fo:font-size="10.00pt" fo:font-weight="normal" fo:font-family="'Century Gothic'" style:font-family-asian="'Century Gothic'" style:font-family-complex="'Century Gothic'" fo:background-color="transparent" fo:color="#000000"/>
    </style:style>
    <style:style style:name="T146" style:family="text">
      <style:text-properties fo:font-size="14.00pt" fo:font-weight="normal" fo:font-family="'Century Gothic'" style:font-family-asian="'Century Gothic'" style:font-family-complex="'Century Gothic'" fo:background-color="transparent" fo:color="#365f91"/>
    </style:style>
    <style:style style:name="T147" style:family="text">
      <style:text-properties fo:font-size="10.00pt" fo:font-weight="normal" fo:font-family="'Century Gothic'" style:font-family-asian="'Century Gothic'" style:font-family-complex="'Century Gothic'" fo:background-color="transparent" fo:color="#666666"/>
    </style:style>
    <style:style style:name="T148" style:family="text">
      <style:text-properties fo:font-size="10.00pt" fo:font-weight="normal" fo:font-family="'Century Gothic'" style:font-family-asian="'Century Gothic'" style:font-family-complex="'Century Gothic'" fo:background-color="transparent" fo:color="#000000"/>
    </style:style>
    <style:style style:name="T149" style:family="text">
      <style:text-properties fo:font-size="14.00pt" fo:font-weight="normal" fo:font-family="'Century Gothic'" style:font-family-asian="'Century Gothic'" style:font-family-complex="'Century Gothic'" fo:background-color="transparent" fo:color="#365f91"/>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0.00pt" fo:font-weight="normal" fo:font-family="'Century Gothic'" style:font-family-asian="'Century Gothic'" style:font-family-complex="'Century Gothic'"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0.00%" fo:text-align="left" fo:margin-bottom="8.00pt"/>
    </style:style>
    <style:style style:name="P2" style:family="paragraph">
      <style:paragraph-properties fo:line-height="110.00%" fo:text-align="left" fo:margin-bottom="8.00pt"/>
    </style:style>
    <style:style style:name="P3" style:family="paragraph">
      <style:paragraph-properties fo:line-height="110.00%" fo:text-align="left" fo:margin-left="205.55pt" fo:text-indent="0.00pt" fo:margin-bottom="8.00pt"/>
    </style:style>
    <style:style style:name="P4" style:family="paragraph">
      <style:paragraph-properties fo:line-height="110.00%" fo:text-align="left" fo:margin-bottom="8.00pt"/>
    </style:style>
    <style:style style:name="P5" style:family="paragraph">
      <style:paragraph-properties fo:line-height="115.00%" fo:text-align="left" fo:margin-top="24.00pt"/>
    </style:style>
    <style:style style:name="P6" style:family="paragraph">
      <style:paragraph-properties fo:line-height="115.00%" fo:text-align="left" fo:margin-bottom="5.00pt">
        <style:tab-stops>
          <style:tab-stop style:position="453.60pt" style:type="right" style:leader-style="dotted"/>
        </style:tab-stops>
      </style:paragraph-properties>
    </style:style>
    <style:style style:name="P7" style:family="paragraph">
      <style:paragraph-properties fo:line-height="115.00%" fo:text-align="left" fo:margin-left="11.00pt" fo:text-indent="0.00pt" fo:margin-bottom="5.00pt">
        <style:tab-stops>
          <style:tab-stop style:position="442.60pt" style:type="right" style:leader-style="dotted"/>
        </style:tab-stops>
      </style:paragraph-properties>
    </style:style>
    <style:style style:name="P8" style:family="paragraph">
      <style:paragraph-properties fo:line-height="115.00%" fo:text-align="left" fo:margin-bottom="5.00pt">
        <style:tab-stops>
          <style:tab-stop style:position="453.60pt" style:type="right" style:leader-style="dotted"/>
        </style:tab-stops>
      </style:paragraph-properties>
    </style:style>
    <style:style style:name="P9" style:family="paragraph">
      <style:paragraph-properties fo:line-height="115.00%" fo:text-align="left" fo:margin-left="11.00pt" fo:text-indent="0.00pt" fo:margin-bottom="5.00pt">
        <style:tab-stops>
          <style:tab-stop style:position="442.60pt" style:type="right" style:leader-style="dotted"/>
        </style:tab-stops>
      </style:paragraph-properties>
    </style:style>
    <style:style style:name="P10" style:family="paragraph">
      <style:paragraph-properties fo:line-height="115.00%" fo:text-align="left" fo:margin-left="11.00pt" fo:text-indent="0.00pt" fo:margin-bottom="5.00pt">
        <style:tab-stops>
          <style:tab-stop style:position="442.60pt" style:type="right" style:leader-style="dotted"/>
        </style:tab-stops>
      </style:paragraph-properties>
    </style:style>
    <style:style style:name="P11" style:family="paragraph">
      <style:paragraph-properties fo:line-height="115.00%" fo:text-align="left" fo:margin-left="11.00pt" fo:text-indent="0.00pt" fo:margin-bottom="5.00pt">
        <style:tab-stops>
          <style:tab-stop style:position="442.60pt" style:type="right" style:leader-style="dotted"/>
        </style:tab-stops>
      </style:paragraph-properties>
    </style:style>
    <style:style style:name="P12" style:family="paragraph">
      <style:paragraph-properties fo:line-height="115.00%" fo:text-align="left" fo:margin-bottom="5.00pt">
        <style:tab-stops>
          <style:tab-stop style:position="453.60pt" style:type="right" style:leader-style="dotted"/>
        </style:tab-stops>
      </style:paragraph-properties>
    </style:style>
    <style:style style:name="P13" style:family="paragraph">
      <style:paragraph-properties fo:line-height="115.00%" fo:text-align="left" fo:margin-left="11.00pt" fo:text-indent="0.00pt" fo:margin-bottom="5.00pt">
        <style:tab-stops>
          <style:tab-stop style:position="442.60pt" style:type="right" style:leader-style="dotted"/>
        </style:tab-stops>
      </style:paragraph-properties>
    </style:style>
    <style:style style:name="P14" style:family="paragraph">
      <style:paragraph-properties fo:line-height="115.00%" fo:text-align="left" fo:margin-bottom="5.00pt">
        <style:tab-stops>
          <style:tab-stop style:position="453.60pt" style:type="right" style:leader-style="dotted"/>
        </style:tab-stops>
      </style:paragraph-properties>
    </style:style>
    <style:style style:name="P15" style:family="paragraph">
      <style:paragraph-properties fo:line-height="110.00%" fo:text-align="left" fo:margin-bottom="8.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0.00%" fo:text-align="left" fo:margin-left="-18.00pt" fo:text-indent="18.00pt" fo:margin-top="24.00pt"/>
    </style:style>
    <style:style style:name="P18" style:family="paragraph">
      <style:paragraph-properties fo:line-height="110.00%" fo:text-align="left" fo:margin-bottom="8.00pt"/>
    </style:style>
    <text:list-style style:name="L19">
      <text:list-level-style-bullet text:level="1" text:bullet-char="•">
        <style:list-level-properties text:space-before="0.00pt" text:min-label-width="18.00pt"/>
        <style:text-properties fo:font-family="Symbol"/>
      </text:list-level-style-bullet>
    </text:list-style>
    <style:style style:name="P19" style:family="paragraph">
      <style:paragraph-properties fo:line-height="110.00%" fo:text-align="left" fo:margin-left="-18.00pt" fo:text-indent="18.00pt" fo:margin-top="10.00pt"/>
    </style:style>
    <style:style style:name="P20" style:family="paragraph">
      <style:paragraph-properties fo:line-height="110.00%" fo:text-align="left" fo:margin-bottom="8.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0.00%" fo:text-align="left" fo:margin-left="-18.00pt" fo:text-indent="18.00pt" fo:margin-top="10.00pt"/>
    </style:style>
    <style:style style:name="P22" style:family="paragraph">
      <style:paragraph-properties fo:line-height="110.00%" fo:text-align="left" fo:margin-bottom="8.00pt"/>
    </style:style>
    <style:style style:name="P23" style:family="paragraph">
      <style:paragraph-properties fo:line-height="110.00%" fo:text-align="left" fo:margin-bottom="8.00pt"/>
    </style:style>
    <style:style style:name="P24" style:family="paragraph">
      <style:paragraph-properties fo:line-height="110.00%" fo:text-align="left" fo:margin-top="10.00pt"/>
    </style:style>
    <style:style style:name="P25" style:family="paragraph">
      <style:paragraph-properties fo:line-height="110.00%" fo:text-align="left" fo:margin-bottom="8.00pt"/>
    </style:style>
    <text:list-style style:name="L26">
      <text:list-level-style-bullet text:level="1" text:bullet-char="•">
        <style:list-level-properties text:space-before="0.00pt" text:min-label-width="18.00pt"/>
        <style:text-properties fo:font-family="Symbol"/>
      </text:list-level-style-bullet>
    </text:list-style>
    <style:style style:name="P26" style:family="paragraph">
      <style:paragraph-properties fo:line-height="110.00%" fo:text-align="left" fo:margin-left="-18.00pt" fo:text-indent="18.00pt" fo:margin-top="24.00pt"/>
    </style:style>
    <style:style style:name="P27" style:family="paragraph">
      <style:paragraph-properties fo:line-height="110.00%" fo:text-align="left" fo:margin-bottom="8.00pt"/>
    </style:style>
    <text:list-style style:name="L28">
      <text:list-level-style-bullet text:level="1" text:bullet-char="•">
        <style:list-level-properties text:space-before="0.00pt" text:min-label-width="18.00pt"/>
        <style:text-properties fo:font-family="Symbol"/>
      </text:list-level-style-bullet>
    </text:list-style>
    <style:style style:name="P28" style:family="paragraph">
      <style:paragraph-properties fo:line-height="110.00%" fo:text-align="left" fo:margin-left="-18.00pt" fo:text-indent="18.00pt" fo:margin-top="10.00pt"/>
    </style:style>
    <style:style style:name="P29" style:family="paragraph">
      <style:paragraph-properties fo:line-height="110.00%" fo:text-align="left" fo:margin-bottom="8.00pt"/>
    </style:style>
    <text:list-style style:name="L30">
      <text:list-level-style-bullet text:level="1" text:bullet-char="•">
        <style:list-level-properties text:space-before="0.00pt" text:min-label-width="18.00pt"/>
        <style:text-properties fo:font-family="Symbol"/>
      </text:list-level-style-bullet>
    </text:list-style>
    <style:style style:name="P30" style:family="paragraph">
      <style:paragraph-properties fo:line-height="110.00%" fo:text-align="left" fo:margin-left="-18.00pt" fo:text-indent="18.00pt" fo:margin-top="10.00pt"/>
    </style:style>
    <style:style style:name="P31" style:family="paragraph">
      <style:paragraph-properties fo:line-height="110.00%" fo:text-align="left" fo:margin-bottom="8.00pt"/>
    </style:style>
    <style:style style:name="P32" style:family="paragraph">
      <style:paragraph-properties fo:line-height="110.00%" fo:text-align="left" fo:margin-bottom="8.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0.00%" fo:text-align="left" fo:margin-left="-18.00pt" fo:text-indent="18.00pt" fo:margin-top="10.00pt"/>
    </style:style>
    <style:style style:name="P34" style:family="paragraph">
      <style:paragraph-properties fo:line-height="110.00%" fo:text-align="left" fo:margin-bottom="8.00pt"/>
    </style:style>
    <style:style style:name="P35" style:family="paragraph">
      <style:paragraph-properties fo:line-height="110.00%" fo:text-align="left" fo:margin-bottom="8.00pt"/>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10.00%" fo:text-align="left" fo:margin-left="-18.00pt" fo:text-indent="18.00pt" fo:margin-top="24.00pt"/>
    </style:style>
    <style:style style:name="P37" style:family="paragraph">
      <style:paragraph-properties fo:line-height="110.00%" fo:text-align="left" fo:margin-bottom="8.00pt"/>
    </style:style>
    <text:list-style style:name="L38">
      <text:list-level-style-bullet text:level="1" text:bullet-char="•">
        <style:list-level-properties text:space-before="0.00pt" text:min-label-width="18.00pt"/>
        <style:text-properties fo:font-family="Symbol"/>
      </text:list-level-style-bullet>
    </text:list-style>
    <style:style style:name="P38" style:family="paragraph">
      <style:paragraph-properties fo:line-height="110.00%" fo:text-align="left" fo:margin-left="-18.00pt" fo:text-indent="18.00pt" fo:margin-top="10.00pt"/>
    </style:style>
    <style:style style:name="P39" style:family="paragraph">
      <style:paragraph-properties fo:line-height="110.00%" fo:text-align="left" fo:margin-bottom="8.00pt"/>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10.00%" fo:text-align="left" fo:margin-left="-18.00pt" fo:text-indent="18.00pt" fo:margin-top="10.00pt"/>
    </style:style>
    <style:style style:name="P41" style:family="paragraph">
      <style:paragraph-properties fo:line-height="110.00%" fo:text-align="left" fo:margin-bottom="6.00pt"/>
    </style:style>
    <style:style style:name="P42" style:family="paragraph">
      <style:paragraph-properties fo:line-height="110.00%" fo:text-align="left" fo:margin-top="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0.00%" fo:text-align="left" fo:margin-left="-18.00pt" fo:text-indent="18.00pt" fo:margin-top="24.00pt"/>
    </style:style>
    <style:style style:name="P44" style:family="paragraph">
      <style:paragraph-properties fo:line-height="110.00%" fo:text-align="left" fo:margin-bottom="8.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0.00%" fo:text-align="left" fo:margin-left="-18.00pt" fo:text-indent="18.00pt" fo:margin-top="24.00pt"/>
    </style:style>
    <style:style style:name="P46" style:family="paragraph">
      <style:paragraph-properties fo:line-height="110.00%" fo:text-align="left" fo:margin-bottom="8.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0.00%" fo:text-align="left" fo:margin-left="-18.00pt" fo:text-indent="18.00pt" fo:margin-top="24.00pt"/>
    </style:style>
    <style:style style:name="P48" style:family="paragraph">
      <style:paragraph-properties fo:line-height="110.00%" fo:text-align="left" fo:margin-bottom="8.00pt"/>
    </style:style>
    <style:style style:name="P49" style:family="paragraph">
      <style:paragraph-properties fo:line-height="110.00%" fo:text-align="left" fo:margin-bottom="8.00pt"/>
    </style:style>
  </office:automatic-styles>
  <office:body>
    <office:text>
      <text:p text:style-name="P1"><text:span text:style-name="T1"/></text:p>
      <text:p text:style-name="P2"><text:span text:style-name="T2">MoonBuggy programmieren</text:span></text:p>
      <text:p text:style-name="P2"><text:span text:style-name="T3"/></text:p>
      <text:p text:style-name="P2"><text:span text:style-name="T3"/></text:p>
      <text:p text:style-name="P3"><text:span text:style-name="T4">Projekt:</text:span><text:span text:style-name="T5"><text:s/><text:tab/><text:tab/><text:tab/>Moon Buggy<text:line-break/></text:span><text:span text:style-name="T6">Voraussetzung:</text:span><text:span text:style-name="T7"><text:tab/><text:tab/>Lastenheft<text:line-break/></text:span><text:span text:style-name="T8">Autor:</text:span><text:span text:style-name="T9"><text:tab/><text:tab/><text:tab/>Ich<text:line-break/></text:span><text:span text:style-name="T10">letzte Änderung:</text:span><text:span text:style-name="T11"><text:tab/>26.08.2014</text:span></text:p>
      <text:p text:style-name="P3"><text:span text:style-name="T12">Auftraggeber:</text:span><text:span text:style-name="T13"><text:tab/><text:tab/>Herr Ritschel<text:line-break/></text:span><text:span text:style-name="T14">Auftragnehmer:</text:span><text:span text:style-name="T15"><text:tab/><text:tab/>wir</text:span></text:p>
      <text:p text:style-name="P4"><text:span text:style-name="T16"/></text:p>
      <text:p text:style-name="P4"><text:span text:style-name="T16"/></text:p>
      <text:p text:style-name="P4"><text:span text:style-name="T17">Kurz Beschreibung/Aufgabenstellung</text:span><text:span text:style-name="T18"><text:line-break/></text:span><text:span text:style-name="T19">Aufgabe ist das erstellen des Spiels Moon buggy.</text:span></text:p>
      <text:p text:style-name="P4"><text:span text:style-name="T19">Es sollte so ähnlich wie möglich an der Original Version von Linux sein mit allen Funktionen wie highscore , Menü , die Konsolen Grafik und natürlich das Spiel selber.</text:span></text:p>
      <text:p text:style-name="P4"><text:span text:style-name="T20"/></text:p>
      <text:p text:style-name="P5"><text:span text:style-name="T21">Inhaltsverzeichnis</text:span></text:p>
      <text:p text:style-name="P6"><text:a xlink:href="#__RefHeading__414_491396772"><text:span text:style-name="T23">1Zielbestimmungen</text:span></text:a><text:span text:style-name="T24"><text:tab/></text:span><text:a xlink:href="#__RefHeading__414_491396772"><text:span text:style-name="T26">3</text:span></text:a><text:span text:style-name="T27"/></text:p>
      <text:p text:style-name="P7"><text:a xlink:href="#__RefHeading__416_491396772"><text:span text:style-name="T29">1.1Musskriterien</text:span></text:a><text:span text:style-name="T30"><text:tab/></text:span><text:a xlink:href="#__RefHeading__416_491396772"><text:span text:style-name="T32">3</text:span></text:a><text:span text:style-name="T33"/></text:p>
      <text:p text:style-name="P7"><text:a xlink:href="#__RefHeading__418_491396772"><text:span text:style-name="T35">1.2Wunschkriterien</text:span></text:a><text:span text:style-name="T36"><text:tab/></text:span><text:a xlink:href="#__RefHeading__418_491396772"><text:span text:style-name="T38">3</text:span></text:a><text:span text:style-name="T39"/></text:p>
      <text:p text:style-name="P7"><text:a xlink:href="#__RefHeading__420_491396772"><text:span text:style-name="T41">1.3Abgrenzungskriterien</text:span></text:a><text:span text:style-name="T42"><text:tab/></text:span><text:a xlink:href="#__RefHeading__420_491396772"><text:span text:style-name="T44">3</text:span></text:a><text:span text:style-name="T45"/></text:p>
      <text:p text:style-name="P8"><text:a xlink:href="#__RefHeading__422_491396772"><text:span text:style-name="T47">2Produkteinsatz</text:span></text:a><text:span text:style-name="T48"><text:tab/></text:span><text:a xlink:href="#__RefHeading__422_491396772"><text:span text:style-name="T50">3</text:span></text:a><text:span text:style-name="T51"/></text:p>
      <text:p text:style-name="P9"><text:a xlink:href="#__RefHeading__424_491396772"><text:span text:style-name="T53">2.1Anwendungsbereiche</text:span></text:a><text:span text:style-name="T54"><text:s/></text:span><text:span text:style-name="T55"><text:tab/></text:span><text:a xlink:href="#__RefHeading__424_491396772"><text:span text:style-name="T57">3</text:span></text:a><text:span text:style-name="T58"/></text:p>
      <text:p text:style-name="P10"><text:a xlink:href="#__RefHeading__426_491396772"><text:span text:style-name="T60">2.2Zielgruppen</text:span></text:a><text:span text:style-name="T61"><text:tab/></text:span><text:a xlink:href="#__RefHeading__426_491396772"><text:span text:style-name="T63">3</text:span></text:a><text:span text:style-name="T64"/></text:p>
      <text:p text:style-name="P11"><text:a xlink:href="#__RefHeading__428_491396772"><text:span text:style-name="T66">2.3Betriebsbedingungen</text:span></text:a><text:span text:style-name="T67"><text:tab/></text:span><text:a xlink:href="#__RefHeading__428_491396772"><text:span text:style-name="T69">3</text:span></text:a><text:span text:style-name="T70"/></text:p>
      <text:p text:style-name="P12"><text:a xlink:href="#__RefHeading__430_491396772"><text:span text:style-name="T72">3Produktumgebung</text:span></text:a><text:span text:style-name="T73"><text:tab/></text:span><text:a xlink:href="#__RefHeading__430_491396772"><text:span text:style-name="T75">3</text:span></text:a><text:span text:style-name="T76"/></text:p>
      <text:p text:style-name="P13"><text:a xlink:href="#__RefHeading__432_491396772"><text:span text:style-name="T78">3.1Software</text:span></text:a><text:span text:style-name="T79"><text:tab/></text:span><text:a xlink:href="#__RefHeading__432_491396772"><text:span text:style-name="T81">3</text:span></text:a><text:span text:style-name="T82"/></text:p>
      <text:p text:style-name="P13"><text:a xlink:href="#__RefHeading__434_491396772"><text:span text:style-name="T84">3.2Hardware</text:span></text:a><text:span text:style-name="T85"><text:tab/></text:span><text:a xlink:href="#__RefHeading__434_491396772"><text:span text:style-name="T87">3</text:span></text:a><text:span text:style-name="T88"/></text:p>
      <text:p text:style-name="P13"><text:a xlink:href="#__RefHeading__436_491396772"><text:span text:style-name="T90">3.3Orgware</text:span></text:a><text:span text:style-name="T91"><text:tab/></text:span><text:a xlink:href="#__RefHeading__436_491396772"><text:span text:style-name="T93">3</text:span></text:a><text:span text:style-name="T94"/></text:p>
      <text:p text:style-name="P14"><text:a xlink:href="#__RefHeading__438_491396772"><text:span text:style-name="T96">4Produktfunktionen</text:span></text:a><text:span text:style-name="T97"><text:tab/></text:span><text:a xlink:href="#__RefHeading__438_491396772"><text:span text:style-name="T99">3</text:span></text:a><text:span text:style-name="T100"/></text:p>
      <text:p text:style-name="P14"><text:a xlink:href="#__RefHeading__440_491396772"><text:span text:style-name="T102">5Qualitätszielbestimmungen</text:span></text:a><text:span text:style-name="T103"><text:tab/></text:span><text:a xlink:href="#__RefHeading__440_491396772"><text:span text:style-name="T105">3</text:span></text:a><text:span text:style-name="T106"/></text:p>
      <text:p text:style-name="P14"><text:a xlink:href="#__RefHeading__442_491396772"><text:span text:style-name="T108">6Globale Testszenarien und Testfälle</text:span></text:a><text:span text:style-name="T109"><text:tab/></text:span><text:a xlink:href="#__RefHeading__442_491396772"><text:span text:style-name="T111">4</text:span></text:a><text:span text:style-name="T112"/></text:p>
      <text:p text:style-name="P15"><text:span text:style-name="T112"/></text:p>
      <text:p text:style-name="P16"><text:span text:style-name="T112"/></text:p>
      <text:list text:style-name="L17">
        <text:list-item>
          <text:p text:style-name="P17"><text:span text:style-name="T113">Zielbestimmungen</text:span></text:p>
        </text:list-item>
      </text:list>
      <text:p text:style-name="P18"><text:span text:style-name="T114"><text:line-break/></text:span></text:p>
      <text:list text:style-name="L19">
        <text:list-item>
          <text:p text:style-name="P19"><text:span text:style-name="T115">Musskriterien</text:span></text:p>
        </text:list-item>
      </text:list>
      <text:p text:style-name="P20"><text:span text:style-name="T116">Das Programm sollte auf jedenfall dem Kunden die Möglichkeit des Spielens geben</text:span></text:p>
      <text:list text:style-name="L21">
        <text:list-item>
          <text:p text:style-name="P21"><text:span text:style-name="T117">Wunschkriterien</text:span></text:p>
        </text:list-item>
      </text:list>
      <text:p text:style-name="P22"><text:span text:style-name="T118"/></text:p>
      <text:p text:style-name="P23"><text:span text:style-name="T119">Das Spiel sollte grafisch und funktional möglichst ähnlich dem Originalspiel<text:s/></text:span><text:span text:style-name="T120">„</text:span><text:span text:style-name="T121">Moon Buggy“von Linux sein</text:span></text:p>
      <text:p text:style-name="P23"><text:span text:style-name="T122"/></text:p>
      <text:p text:style-name="P24"><text:span text:style-name="T122"/></text:p>
      <text:p text:style-name="P25"><text:span text:style-name="T122"/></text:p>
      <text:list text:style-name="L26">
        <text:list-item>
          <text:p text:style-name="P26"><text:span text:style-name="T123">Produkteinsatz</text:span></text:p>
        </text:list-item>
      </text:list>
      <text:p text:style-name="P27"><text:span text:style-name="T124"/></text:p>
      <text:list text:style-name="L28">
        <text:list-item>
          <text:p text:style-name="P28"><text:span text:style-name="T125">Anwendungsbereiche</text:span><text:span text:style-name="T126"><text:s/></text:span></text:p>
        </text:list-item>
      </text:list>
      <text:p text:style-name="P29"><text:span text:style-name="T127">Das Spiel dient zur Freude des Kunden und sollte seine Langeweile schnell vertreiben</text:span></text:p>
      <text:p text:style-name="P29"><text:span text:style-name="T128"/></text:p>
      <text:list text:style-name="L30">
        <text:list-item>
          <text:p text:style-name="P30"><text:span text:style-name="T129">Zielgruppen</text:span></text:p>
        </text:list-item>
      </text:list>
      <text:p text:style-name="P31"><text:span text:style-name="T130">Moon Buggy ist ein fahr Simulator der mit kreativen Grafiken zur Belustigung und Zeitvertreib aller alters Gruppen bei hilft</text:span></text:p>
      <text:p text:style-name="P32"><text:span text:style-name="T131"><text:line-break/></text:span></text:p>
      <text:list text:style-name="L33">
        <text:list-item>
          <text:p text:style-name="P33"><text:span text:style-name="T132">Betriebsbedingungen</text:span></text:p>
        </text:list-item>
      </text:list>
      <text:p text:style-name="P34"><text:span text:style-name="T133"/></text:p>
      <text:p text:style-name="P34"><text:span text:style-name="T134">Zum spielen Von Moon buggy werden gar nicht so leistungs- starke Rechner benötigt es reicht schon ein Computer mit einem funktionierenden Windows betriebsamstem<text:line-break/><text:line-break/></text:span><text:span text:style-name="T135"><text:line-break/><text:line-break/><text:line-break/><text:line-break/><text:line-break/></text:span></text:p>
      <text:p text:style-name="P35"><text:span text:style-name="T136"/></text:p>
      <text:list text:style-name="L36">
        <text:list-item>
          <text:p text:style-name="P36"><text:span text:style-name="T137">Produktumgebung</text:span></text:p>
        </text:list-item>
      </text:list>
      <text:p text:style-name="P37"><text:span text:style-name="T138"/></text:p>
      <text:list text:style-name="L38">
        <text:list-item>
          <text:p text:style-name="P38"><text:span text:style-name="T139">Software </text:span></text:p>
        </text:list-item>
      </text:list>
      <text:p text:style-name="P39"><text:span text:style-name="T140">Windows</text:span></text:p>
      <text:list text:style-name="L40">
        <text:list-item>
          <text:p text:style-name="P40"><text:span text:style-name="T141">Hardware</text:span></text:p>
        </text:list-item>
      </text:list>
      <text:p text:style-name="P41"><text:span text:style-name="T142">Computer </text:span></text:p>
      <text:p text:style-name="P41"><text:span text:style-name="T142">Tastatur</text:span></text:p>
      <text:p text:style-name="P42"><text:span text:style-name="T143"/></text:p>
      <text:list text:style-name="L43">
        <text:list-item>
          <text:p text:style-name="P43"><text:span text:style-name="T144">Produktfunktionen</text:span></text:p>
        </text:list-item>
      </text:list>
      <text:p text:style-name="P44"><text:span text:style-name="T145">Es dient zum Zeitvertreib</text:span></text:p>
      <text:list text:style-name="L45">
        <text:list-item>
          <text:p text:style-name="P45"><text:span text:style-name="T146">Qualitätszielbestimmungen</text:span></text:p>
        </text:list-item>
      </text:list>
      <text:p text:style-name="P46"><text:span text:style-name="T147"><text:line-break/></text:span><text:span text:style-name="T148">Es sollte dem Originalspiel sehr ähnlich sein</text:span></text:p>
      <text:list text:style-name="L47">
        <text:list-item>
          <text:p text:style-name="P47"><text:span text:style-name="T149">Globale Testszenarien und Testfälle</text:span></text:p>
        </text:list-item>
      </text:list>
      <text:p text:style-name="P48"><text:span text:style-name="T150"/></text:p>
      <text:p text:style-name="P49"><text:span text:style-name="T151">Starte des Programm wo sich dann ein Menü öffnet mit den Optionen ein neues Spiel zu starten, <text:line-break/> In den highscores nachzuschauen und das Menü wieder zu schlissen um das Spiel zu beenden.</text:span></text:p>
      <text:p text:style-name="P49"><text:span text:style-name="T151">Mit dem eingeben der Nummer für die highscores wechselt das Bild auf eine Tabelle mit der aktuellen Bestenliste.<text:line-break/>Ein weiterer Punkt im Hauptmenü ist das Spielen selber. <text:line-break/>Sobald man ein Spiel gestartet hat sieht man seinen Buggy der noch langsam auf ein Loch im Boden zufährt. Dieses Loch muss mit einem druck auf die Leertaste übersprungen werden wofür man punkte bekommt , je mehr löcher übersprungen worden sind umso schneller wird der Buggy.<text:line-break/>Sollte es passieren das ein Loch nicht übersprungen werden konnte zerstört sich der Buggy selbst und du wirst wenn du es auf die Bestenliste geschafft hast aufgefordert deinen Namen einzugeben der danach auf der danach sichtbaren Bestenliste erscheint .</text:span></text:p>
      <text:p text:style-name="P49"><text:span text:style-name="T152"/></text:p>
      <text:p text:style-name="P49"><text:span text:style-name="T152"/></text:p>
      <text:p text:style-name="P49"><text:span text:style-name="T15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